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9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2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2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7.5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7.5pt" fo:text-shadow="none" fo:font-weight="bold" style:font-name-asian="Segoe UI2" style:font-size-asian="10pt" style:font-weight-asian="bold" style:font-name-complex="Segoe UI2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margin-top="0cm" fo:margin-bottom="0cm" fo:line-height="100%" fo:text-align="center" fo:text-indent="-1.27cm" style:text-autospace="none" style:writing-mode="lr-tb"/>
      <style:text-properties style:font-name="Liberation Sans Narrow" fo:font-size="40pt" style:font-size-asian="40pt" style:font-size-complex="40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 style:writing-mode="lr-tb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Liberation Sans Narrow" fo:font-size="40pt" style:font-size-asian="40pt" style:font-size-complex="4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Liberation Sans Narrow" fo:font-size="40pt" fo:text-shadow="none" fo:font-weight="bold" style:font-name-asian="Segoe UI2" style:font-size-asian="40pt" style:font-weight-asian="bold" style:font-name-complex="Segoe UI2" style:font-size-complex="40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7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2" fo:font-size="7.5pt" fo:text-shadow="1pt 1pt" fo:font-weight="bold" style:font-name-asian="Segoe UI2" style:font-size-asian="10pt" style:font-weight-asian="bold" style:font-name-complex="Segoe UI2" style:font-size-complex="10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Liberation Sans Narrow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3" style:family="text">
      <style:text-properties fo:color="#000000" style:font-name="Liberation Sans Narrow" fo:font-size="40pt" fo:text-shadow="none" fo:font-weight="normal" style:font-name-asian="Segoe UI2" style:font-size-asian="40pt" style:font-weight-asian="normal" style:font-name-complex="Segoe UI2" style:font-size-complex="40pt" style:font-weight-complex="normal"/>
    </style:style>
    <style:style style:name="T4" style:family="text">
      <style:text-properties fo:color="#000000" style:font-name="Liberation Sans Narrow" fo:font-size="40pt" fo:text-shadow="none" fo:font-weight="bold" style:font-name-asian="Segoe UI2" style:font-size-asian="40pt" style:font-weight-asian="bold" style:font-name-complex="Segoe UI2" style:font-size-complex="40pt" style:font-weight-complex="bold"/>
    </style:style>
    <style:style style:name="T5" style:family="text">
      <style:text-properties fo:color="#000000" style:font-name="Liberation Sans Narrow" fo:font-size="36pt" fo:text-shadow="none" style:font-name-asian="Segoe UI2" style:font-size-asian="36pt" style:font-name-complex="Segoe UI2" style:font-size-complex="36pt"/>
    </style:style>
    <style:style style:name="T6" style:family="text">
      <style:text-properties fo:color="#000000" style:font-name="Arial" fo:font-size="28pt" fo:text-shadow="none" style:font-name-asian="Segoe UI2" style:font-size-asian="28pt" style:font-name-complex="Segoe UI2" style:font-size-complex="28pt"/>
    </style:style>
    <style:style style:name="T7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368cm" svg:height="3.063cm" svg:x="2.286cm" svg:y="0.882cm">
          <draw:text-box>
            <text:p text:style-name="P1"><text:span text:style-name="T1">HYMN #707</text:span></text:p>
            <text:p text:style-name="P1"><text:span text:style-name="T2">“</text:span><text:span text:style-name="T2">Oh, That the Lord Would Guide My Way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4cm" svg:height="8.178cm" svg:x="1.27cm" svg:y="0.762cm">
          <draw:text-box>
            <text:p text:style-name="P4"><text:span text:style-name="T3">1. </text:span><text:span text:style-name="T4">Oh, that the Lord would guide my ways</text:span></text:p>
            <text:p text:style-name="P4"><text:span text:style-name="T4">To keep His statutes still!</text:span></text:p>
            <text:p text:style-name="P4"><text:span text:style-name="T4">Oh, that my God would grant me grace</text:span></text:p>
            <text:p text:style-name="P4"><text:span text:style-name="T4">To know and do His wil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8" draw:layer="layout" svg:width="24.638cm" svg:height="8.457cm" svg:x="1.524cm" svg:y="1.016cm">
          <draw:text-box>
            <text:p text:style-name="P7"><text:span text:style-name="T3">2. </text:span><text:span text:style-name="T4">Order my footsteps by Thy Word</text:span><text:span text:style-name="T4"><text:line-break/></text:span><text:span text:style-name="T4">And make my heart sincere;</text:span><text:span text:style-name="T4"><text:line-break/></text:span><text:span text:style-name="T4">Let sin have no dominion, Lord,</text:span><text:span text:style-name="T4"><text:line-break/></text:span><text:span text:style-name="T4">But keep my conscience cl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8" draw:layer="layout" svg:width="24.892cm" svg:height="7.485cm" svg:x="1.27cm" svg:y="0.897cm">
          <draw:text-box>
            <text:p text:style-name="P7"><text:span text:style-name="T3">3. </text:span><text:span text:style-name="T4">Assist my soul, too apt to stray,</text:span><text:span text:style-name="T4"><text:line-break/></text:span><text:span text:style-name="T4">A stricter watch to keep;</text:span><text:span text:style-name="T4"><text:line-break/></text:span><text:span text:style-name="T4">And should I e’er forget Thy way,</text:span><text:span text:style-name="T4"><text:line-break/></text:span><text:span text:style-name="T4">Restore Thy wand’ring shee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10" draw:layer="layout" svg:width="24.892cm" svg:height="11.702cm" svg:x="1.411cm" svg:y="1.016cm">
          <draw:text-box>
            <text:p text:style-name="P1"><text:span text:style-name="T3">4. </text:span><text:span text:style-name="T4">Make me to walk in Thy commands-</text:span><text:span text:style-name="T4"><text:line-break/></text:span><text:span text:style-name="T4">’Tis a delightful road-</text:span><text:span text:style-name="T4"><text:line-break/></text:span><text:span text:style-name="T4">Nor let my head or heart or hands</text:span><text:span text:style-name="T4"><text:line-break/></text:span><text:span text:style-name="T4">Offend against my God.</text:span><text:span text:style-name="T5"><text:line-break/></text:span><text:span text:style-name="T5"/></text:p>
            <text:p text:style-name="P9"><text:span text:style-name="T5"/></text:p>
            <text:p text:style-name="P9"><text:span text:style-name="T6"/></text:p>
            <text:p text:style-name="P9"><text:span text:style-name="T7"><text:s text:c="5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itmap_20_8" draw:display-name="Bitmap 8" xlink:href="Pictures/10000000000004220000025353D4ECAC8951481F.jpg" xlink:type="simple" xlink:show="embed" xlink:actuate="onLoad"/>
    <draw:fill-image draw:name="Bitmap_20_9" draw:display-name="Bitmap 9" xlink:href="Pictures/10000000000004220000025353D4ECAC8951481F.jpg" xlink:type="simple" xlink:show="embed" xlink:actuate="onLoad"/>
    <draw:fill-image draw:name="background" xlink:href="Pictures/10000000000004220000025353D4ECAC8951481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5T10:40:59.366000000</meta:creation-date>
    <dc:date>2019-03-21T14:27:58.474000000</dc:date>
    <meta:editing-duration>PT46M14S</meta:editing-duration>
    <meta:editing-cycles>15</meta:editing-cycles>
    <meta:generator>LibreOffice/6.1.5.2$Windows_X86_64 LibreOffice_project/90f8dcf33c87b3705e78202e3df5142b201bd805</meta:generator>
    <meta:document-statistic meta:object-count="36"/>
  </office:meta>
</office:document-meta>
</file>